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roid Sans Mono" svg:font-family="'Droid Sans Mono', monospace, monospace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3" style:family="paragraph" style:parent-style-name="Standard">
      <style:text-properties fo:color="#a9b1d6" loext:opacity="100%" style:font-name="Droid Sans Mono" fo:font-size="10.5pt" fo:font-weight="normal" fo:background-color="#1a1b26"/>
    </style:style>
    <style:style style:name="P4" style:family="paragraph" style:parent-style-name="Standard">
      <style:paragraph-properties fo:margin-top="0in" fo:margin-bottom="0.1965in" style:contextual-spacing="false" style:line-height-at-least="0.198in"/>
    </style:style>
    <style:style style:name="T1" style:family="text">
      <style:text-properties officeooo:rsid="000ef837"/>
    </style:style>
    <style:style style:name="T2" style:family="text">
      <style:text-properties officeooo:rsid="001074d7"/>
    </style:style>
    <style:style style:name="T3" style:family="text">
      <style:text-properties fo:color="#a9b1d6" loext:opacity="100%" style:font-name="Droid Sans Mono" fo:font-size="10.5pt" fo:font-weight="normal" fo:background-color="#1a1b26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VC du site Cinemanage</text:p>
      <text:p text:style-name="P1"/>
      <text:p text:style-name="P2">Structure des fichiers et dossiers du site</text:p>
      <text:p text:style-name="Standard">.</text:p>
      <text:p text:style-name="Standard">├── config.php</text:p>
      <text:p text:style-name="Standard">├── db</text:p>
      <text:p text:style-name="Standard">│   └── cinemanage_db.sql</text:p>
      <text:p text:style-name="Standard">├── docker</text:p>
      <text:p text:style-name="Standard">│   ├── docker-compose.yml</text:p>
      <text:p text:style-name="Standard">│   ├── Dockerfile</text:p>
      <text:p text:style-name="Standard">│   └── nginx</text:p>
      <text:p text:style-name="Standard">│   └── nginx.conf</text:p>
      <text:p text:style-name="Standard">├── LICENSE</text:p>
      <text:p text:style-name="Standard">├── public</text:p>
      <text:p text:style-name="Standard">│   ├── assets</text:p>
      <text:p text:style-name="Standard">│   │   ├── css</text:p>
      <text:p text:style-name="Standard">│   │   │   └── style.css</text:p>
      <text:p text:style-name="Standard">│   │   └── js</text:p>
      <text:p text:style-name="Standard">│   │   └── script.js</text:p>
      <text:p text:style-name="Standard">│   └── index.php</text:p>
      <text:p text:style-name="Standard">├── README.md</text:p>
      <text:p text:style-name="Standard">└── src</text:p>
      <text:p text:style-name="Standard">└── app</text:p>
      <text:p text:style-name="Standard">├── controllerd</text:p>
      <text:p text:style-name="Standard">│   ├── FilmController.php</text:p>
      <text:p text:style-name="Standard">│   └── UserController.php</text:p>
      <text:p text:style-name="Standard">├── helpersd</text:p>
      <text:p text:style-name="Standard">│   └── db_connect.php</text:p>
      <text:p text:style-name="Standard">├── middlewares</text:p>
      <text:p text:style-name="Standard">│   └── auth_gard.php</text:p>
      <text:p text:style-name="Standard">│ └── logger.php</text:p>
      <text:p text:style-name="Standard">├── model</text:p>
      <text:p text:style-name="Standard">│   ├── FilmModel.php</text:p>
      <text:p text:style-name="Standard">│   └── UserModel.php</text:p>
      <text:p text:style-name="Standard">├── routers</text:p>
      <text:p text:style-name="Standard">│   └── router.php</text:p>
      <text:p text:style-name="Standard">└── views</text:p>
      <text:p text:style-name="Standard">├── admin</text:p>
      <text:p text:style-name="Standard">│   ├── add_film.view.php</text:p>
      <text:p text:style-name="Standard">│   ├── dashboard.view.php</text:p>
      <text:p text:style-name="Standard">│   ├── edit_film.view.php</text:p>
      <text:p text:style-name="Standard">│   └── login.view.php</text:p>
      <text:p text:style-name="Standard">├── home</text:p>
      <text:p text:style-name="Standard">│   └── film.view.php</text:p>
      <text:p text:style-name="Standard">└── includes</text:p>
      <text:p text:style-name="Standard">├── footer.php</text:p>
      <text:p text:style-name="Standard">└── header.php</text:p>
      <text:p text:style-name="Standard"/>
      <text:p text:style-name="P2"><text:soft-page-break/><text:span text:style-name="T1">D</text:span>escription des dossiers et fichiers</text:p>
      <text:p text:style-name="P3"/>
      <text:p text:style-name="P4"><text:span text:style-name="Strong_20_Emphasis">config.php</text:span> : Définit les constantes du site, par exemple les identifiants de connexion à la base de données.<text:line-break/><text:span text:style-name="Strong_20_Emphasis">./db</text:span> : Stocke les dumps de la ou des bases de données.<text:line-break/><text:span text:style-name="Strong_20_Emphasis">./docker</text:span> : Contient la configuration nécessaire pour construire le site avec Docker.<text:line-break/><text:span text:style-name="Strong_20_Emphasis">./public</text:span> : Contient les fichiers et dossiers accessibles aux visiteurs, ainsi que le point d'entrée du site web.<text:line-break/><text:span text:style-name="Strong_20_Emphasis">./src</text:span> : Contient le code des différentes fonctionnalités serveur du site.<text:line-break/><text:span text:style-name="Strong_20_Emphasis">./src/app</text:span> : Contient les différentes fonctionnalités propres à l’application web, c’est-à-dire la logique métier.<text:line-break/><text:span text:style-name="Strong_20_Emphasis">./src/app/controllers</text:span> : Contient les différents contrôleurs nécessaires pour gérer les données transmises aux modèles.<text:line-break/><text:span text:style-name="Strong_20_Emphasis">./src/app/helpers</text:span> : Contient les fonctions utilitaires liées aux besoins fonctionnels de l’application.<text:line-break/><text:span text:style-name="Strong_20_Emphasis">./src/app/middlewares</text:span> : Contient les fonctions intermédiaires (<text:span text:style-name="T2">proxies</text:span>). Exemple : une route nécessitant une authentification ou une vérification.<text:line-break/><text:span text:style-name="Strong_20_Emphasis">./src/app/routers</text:span> : Contient les routes et les oriente vers les bons contrôleurs.<text:line-break/><text:span text:style-name="Strong_20_Emphasis">./src/app/views</text:span> : Contient les vues des pages et renvoie l’affichage à l’utilisateur, avec ou sans données.<text:span text:style-name="T3"><text:line-break/><text:line-break/></text:span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roid Sans Mono" svg:font-family="'Droid Sans Mono', monospace, monospace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iberation Sans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iberation 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iberation Sans2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iberation Sans" style:font-family-complex="'Liberation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iberation Sans" style:font-family-complex="'Liberation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iberation Sans" style:font-family-complex="'Liberation Sans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8T18:02:48.179394620</meta:creation-date>
    <dc:date>2025-11-18T18:18:16.108132702</dc:date>
    <meta:editing-duration>PT4M35S</meta:editing-duration>
    <meta:editing-cycles>1</meta:editing-cycles>
    <meta:document-statistic meta:table-count="0" meta:image-count="0" meta:object-count="0" meta:page-count="2" meta:paragraph-count="48" meta:word-count="288" meta:character-count="1915" meta:non-whitespace-character-count="1617"/>
    <meta:generator>LibreOffice/25.8.3.2$Linux_X86_64 LibreOffice_project/580$Build-2</meta:generator>
  </office:meta>
</office:document-meta>
</file>